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8ccbcb" officeooo:paragraph-rsid="008ccbcb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8ccbcb" officeooo:paragraph-rsid="008ccbcb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7932ae" officeooo:paragraph-rsid="007932a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7b0c19" officeooo:paragraph-rsid="0088c627" style:font-size-asian="12.25pt" style:font-weight-asian="normal" style:font-size-complex="14pt" style:font-weight-complex="normal"/>
    </style:style>
    <style:style style:name="P19" style:family="paragraph" style:parent-style-name="Standard" style:list-style-name="Numbering_20_abc">
      <style:paragraph-properties fo:line-height="150%" fo:text-align="start" style:justify-single-word="false"/>
      <style:text-properties style:use-window-font-color="true" loext:opacity="0%" style:font-name="Times New Roman1" fo:font-size="14pt" fo:font-weight="normal" officeooo:rsid="007b0c19" officeooo:paragraph-rsid="0088c62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22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ccbcb" officeooo:paragraph-rsid="008ccbcb" style:font-size-asian="21pt" style:font-weight-asian="bold" style:font-size-complex="21pt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8ec3b8" officeooo:paragraph-rsid="008ec3b8" style:font-size-asian="12.25pt" style:font-size-complex="14pt"/>
    </style:style>
    <style:style style:name="P2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16c31" officeooo:paragraph-rsid="00816c31" style:font-size-asian="21pt" style:font-weight-asian="bold" style:font-size-complex="21pt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816c31" officeooo:paragraph-rsid="008ec3b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90e37a" officeooo:paragraph-rsid="0090e37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90e37a" officeooo:paragraph-rsid="0090e37a" style:font-size-asian="12.25pt" style:font-size-complex="14pt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816c31" officeooo:paragraph-rsid="009094a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816c31" style:font-size-asian="21pt" style:font-weight-asian="bold" style:font-size-complex="21pt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4e716" officeooo:paragraph-rsid="0094e716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692e7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9351c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9351c" officeooo:paragraph-rsid="0099351c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a5803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c3dab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cdf44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officeooo:paragraph-rsid="001dd77c" style:font-size-asian="21pt" style:font-size-complex="21pt"/>
    </style:style>
    <style:style style:name="P3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9cdf44" officeooo:paragraph-rsid="009cef0f" style:font-size-asian="12.25pt" style:font-size-complex="14pt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8ccbcb" style:font-size-asian="21pt" style:font-weight-asian="bold" style:font-size-complex="21pt" style:font-weight-complex="bold"/>
    </style:style>
    <style:style style:name="P40" style:family="paragraph" style:parent-style-name="Standard" style:list-style-name="Numbering_20_123">
      <style:paragraph-properties fo:line-height="150%" fo:text-align="start" style:justify-single-word="false"/>
      <style:text-properties style:use-window-font-color="true" loext:opacity="0%" style:font-name="Times New Roman1" fo:font-size="14pt" fo:font-style="normal" fo:font-weight="normal" officeooo:rsid="009692e7" officeooo:paragraph-rsid="009692e7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Numbering_20_123">
      <style:paragraph-properties fo:line-height="150%" fo:text-align="start" style:justify-single-word="false"/>
      <style:text-properties style:use-window-font-color="true" loext:opacity="0%" style:font-name="Times New Roman1" fo:font-size="14pt" fo:font-style="normal" fo:font-weight="normal" officeooo:rsid="009cdf44" officeooo:paragraph-rsid="009cdf44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7e5b1f"/>
    </style:style>
    <style:style style:name="T2" style:family="text">
      <style:text-properties officeooo:rsid="008ccbcb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fo:font-weight="bold" officeooo:rsid="008ccbcb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8ad829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7b0c19" style:font-weight-asian="normal" style:font-weight-complex="normal"/>
    </style:style>
    <style:style style:name="T10" style:family="text">
      <style:text-properties fo:font-weight="normal" officeooo:rsid="00816c31" style:font-weight-asian="normal" style:font-weight-complex="normal"/>
    </style:style>
    <style:style style:name="T11" style:family="text">
      <style:text-properties officeooo:rsid="00816c31"/>
    </style:style>
    <style:style style:name="T12" style:family="text">
      <style:text-properties officeooo:rsid="00874387" style:font-weight-complex="bold"/>
    </style:style>
    <style:style style:name="T13" style:family="text">
      <style:text-properties style:font-weight-complex="bold"/>
    </style:style>
    <style:style style:name="T14" style:family="text">
      <style:text-properties officeooo:rsid="00985d35" style:font-weight-complex="bold"/>
    </style:style>
    <style:style style:name="T15" style:family="text">
      <style:text-properties officeooo:rsid="0099351c" style:font-weight-complex="bold"/>
    </style:style>
    <style:style style:name="T16" style:family="text">
      <style:text-properties officeooo:rsid="0099351c"/>
    </style:style>
    <style:style style:name="T17" style:family="text">
      <style:text-properties officeooo:rsid="009a3769"/>
    </style:style>
    <style:style style:name="T18" style:family="text">
      <style:text-properties officeooo:rsid="009a5803" style:font-weight-complex="bold"/>
    </style:style>
    <style:style style:name="T19" style:family="text">
      <style:text-properties officeooo:rsid="009c3dab" style:font-weight-complex="bold"/>
    </style:style>
    <style:style style:name="T20" style:family="text">
      <style:text-properties officeooo:rsid="009cdf44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officeooo:rsid="009cef0f" style:font-weight-asian="normal" style:font-weight-complex="normal"/>
    </style:style>
    <style:style style:name="T23" style:family="text">
      <style:text-properties fo:font-weight="normal" officeooo:rsid="008ec3b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1">1</text:span></text:p>
      <text:p text:style-name="P4">по курсу</text:p>
      <text:p text:style-name="P5">«<text:span text:style-name="T2">Процессы жизненного цикла программного обеспечения</text:span>»</text:p>
      <text:p text:style-name="P5"/>
      <text:p text:style-name="P6">Тестирование документации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text:tab/><text:tab/><text:tab/><text:tab/> <text:s text:c="6"/><text:tab/><text:tab/><text:tab/><text:tab/><text:tab/><text:span text:style-name="T3">Выполнил:</text:span></text:p>
      <text:p text:style-name="P9"><text:span text:style-name="T3"><text:s/>с</text:span>тудент <text:span text:style-name="T3">группы ИКПИ-</text:span><text:span text:style-name="T4">11</text:span></text:p>
      <text:p text:style-name="P10">Крылов А.В.</text:p>
      <text:p text:style-name="P11"/>
      <text:p text:style-name="P12">Принял: </text:p>
      <text:p text:style-name="P13">Бирюков М.А.</text:p>
      <text:p text:style-name="P2"/>
      <text:p text:style-name="P2"/>
      <text:p text:style-name="P2"/>
      <text:p text:style-name="P7">Санкт-Петербург</text:p>
      <text:p text:style-name="P14">202<text:span text:style-name="T2">5</text:span> г.</text:p>
      <text:p text:style-name="P15"><text:soft-page-break/><text:span text:style-name="T5">Цель</text:span><text:span text:style-name="T6"> </text:span><text:span text:style-name="T7">работы</text:span></text:p>
      <text:p text:style-name="P16">Выбрать документацию, в которой описываются требования к проектированию или разработке программного обеспечения или структуре базы данных.</text:p>
      <text:p text:style-name="P17"><text:span text:style-name="T8"/></text:p>
      <text:p text:style-name="P18">Провести анализ и составить отчет со следующей структурой:</text:p>
      <text:list text:style-name="Numbering_20_abc">
        <text:list-item>
          <text:p text:style-name="P19">Цель работы.</text:p>
        </text:list-item>
        <text:list-item>
          <text:p text:style-name="P19">Описание тестируемой документации.</text:p>
        </text:list-item>
        <text:list-item>
          <text:p text:style-name="P19">Описание критериев качества тестируемой документации</text:p>
        </text:list-item>
        <text:list-item>
          <text:p text:style-name="P19">Описание и обоснование метода тестирования документации.</text:p>
        </text:list-item>
        <text:list-item>
          <text:p text:style-name="P19">Список несоответствий в документации критериям качества с указанием номеров пунктов исходной документации, цитированием части документации и конкретными рекомендациями к исправлению.</text:p>
        </text:list-item>
        <text:list-item>
          <text:p text:style-name="P19">Выводы по работе.</text:p>
        </text:list-item>
        <text:list-item>
          <text:p text:style-name="P19">Список использованных источников.</text:p>
        </text:list-item>
      </text:list>
      <text:p text:style-name="P20"><text:span text:style-name="T9"/></text:p>
      <text:p text:style-name="P18">Оформить и защитить отчет.</text:p>
      <text:p text:style-name="P21"><text:span text:style-name="T9"/></text:p>
      <text:p text:style-name="P22">Описание тестируемой документации</text:p>
      <text:p text:style-name="P23"><text:span text:style-name="T9">В </text:span><text:span text:style-name="T8">рамках данной лабораторной работы в качестве тестируемой документации используется отчёт по курсовой работе по дисциплине «Разработка Java-приложений управления телекоммуникациями».</text:span></text:p>
      <text:p text:style-name="P23"><text:span text:style-name="T8"/></text:p>
      <text:p text:style-name="P24">Описание критериев качества тестируемой документации</text:p>
      <text:p text:style-name="P23"><text:span text:style-name="T10">Полнота. Каждый элемент функциональности должен был представлен в документе в требуемом объеме. Если описываются функциональные </text:span><text:soft-page-break/><text:span text:style-name="T10">требования в ТЗ, то они должны давать полное представление, как должна работать система.</text:span></text:p>
      <text:p text:style-name="P23"><text:span text:style-name="T10"/></text:p>
      <text:p text:style-name="P25">Однозначность. Интерпретация написанного в документе должна быть одинаковой для всех участников проекта. Необходимо приводить списки терминов и аббревиатур с расшифровкой.</text:p>
      <text:p text:style-name="P23"><text:span text:style-name="T10"/></text:p>
      <text:p text:style-name="P25">Непротиворечивость. Документ проверяется на наличие конфликтных требований, на соответствие требований в разных разделах документа.</text:p>
      <text:p text:style-name="P23"><text:span text:style-name="T10"/></text:p>
      <text:p text:style-name="P25">Актуальность. Документация и реально разработанный программный продукт соответствуют друг другу в один и тот же момент времени.</text:p>
      <text:p text:style-name="P23"><text:span text:style-name="T10"/></text:p>
      <text:p text:style-name="P25">Структурированность. Структурные элементы документации позволяют пользователю осуществлять поиск нужной ему информации.</text:p>
      <text:p text:style-name="P23"><text:span text:style-name="T10"/></text:p>
      <text:p text:style-name="P25">Тестируемость. Если описывается какая-либо функциональность, то должна быть возможность ее проверки на финальном этапе разработки. Если протестировать что-то невозможно, то каким образом будет проверяться завершенность разработки?</text:p>
      <text:p text:style-name="P23"><text:span text:style-name="T10"/></text:p>
      <text:p text:style-name="P24">Описание и обоснование метода тестирования документации</text:p>
      <text:p text:style-name="P26">Поскольку разработка описываемого в документации Java-приложения завершена и дальнейшие изменения не планируются, для тестирования документации был выбран метод рецензирования (анализа) документации.</text:p>
      <text:p text:style-name="P27"><text:span text:style-name="T8"/></text:p>
      <text:p text:style-name="P28">Рецензирование выполняется путем просмотра пакета документов и фиксации выполнения заданных критериев тестирования документации.</text:p>
      <text:p text:style-name="P29"><text:soft-page-break/><text:span text:style-name="T11">Список несоответствий в документации критериям качества с указанием номеров пунктов исходной документации, цитированием части документации и конкретными рекомендациями к исправлению</text:span></text:p>
      <text:p text:style-name="P30"><text:span text:style-name="T12">О</text:span><text:span text:style-name="T13">пределение «RFM-анализ» в разделе «Термины, определения и сокращения» не соответствует требованию к однозначности. В отличие от остальных определений, аббревиатура «RFM» никак не расшифровывается, что может привести к неправильной интерпретации. В контексте данной документации «RFM» означает «Recency, Frequency и Monetary», что стоит добавить радом с термином как разъяснение.</text:span></text:p>
      <text:p text:style-name="P30"><text:span text:style-name="T13"/></text:p>
      <text:p text:style-name="P31"><text:span text:style-name="T13">Термин «Jarakta EE» в пункте «1. Постановка задачи» не соответствует требованию к однозначности. У данного термина нет расшифровки. Раздел «Термины, определения и сокращения» стоит дополнить следующим текстом: «Jakarta EE (Jakarta Enterprise Edition) — набор спецификаций и соответствующей документации для языка Java, описывающей архитектуру серверной платформы для задач средних и крупных предприятий».</text:span></text:p>
      <text:p text:style-name="P31"><text:span text:style-name="T13"/></text:p>
      <text:p text:style-name="P31"><text:span text:style-name="T13">Формулировка «Приложение должно располагать возможностью создания, изменения, обновления и удаления данных» в пункте «1. Постановка задачи» не соответствует требованию к однозначности. </text:span><text:span text:style-name="T14">Отсутствие конкретизации типа используемых данных создаёт неопределённость. </text:span><text:span text:style-name="T15">Следует указать</text:span><text:span text:style-name="T14">, что речь идёт именно о персональных данных клиентов организации.</text:span></text:p>
      <text:p text:style-name="P31"><text:span text:style-name="T14"/></text:p>
      <text:p text:style-name="P32"><text:span text:style-name="T16">Формулировка «</text:span>Разрабатываемая программа должна иметь удобный функционал для анализа клиентского опыта» <text:span text:style-name="T16">в пункте «1.1 Требования к функционалу программы» не с</text:span><text:span text:style-name="T13">оответствует требованию к однозначности. </text:span><text:soft-page-break/><text:span text:style-name="T15">Слово «удобно» не имеет единой интерпретации и описываемое им качество трудно оценивается. Хорошим вариантом будет убрать его из предложения.</text:span></text:p>
      <text:p text:style-name="P32"><text:span text:style-name="T15"/></text:p>
      <text:p text:style-name="P33"><text:span text:style-name="T13">Слово «таблица», несколько раз упоминаемое в списке ключевых функций в пункте </text:span>«1.1 Требования к функционалу программы» не соответствует требованию к полноте. Текущая формулировка не даёт полного представления о работе функции. Требуется <text:span text:style-name="T17">добавить описание содержания данных таблиц.</text:span></text:p>
      <text:p text:style-name="P33"/>
      <text:p text:style-name="P34"><text:span text:style-name="T13">Формулировка «использование не более двух различных шрифтов, использование не более трех цветов, допустимо использовать различные оттенки этих цветов» в пункте «1.</text:span><text:span text:style-name="T18">2</text:span><text:span text:style-name="T13"> Требования к веб-интерфейсу программы» не соответствует требованию к однозначности. <text:s/></text:span><text:span text:style-name="T14">Отсутствие конкретизации </text:span><text:span text:style-name="T18">внешнего вида</text:span><text:span text:style-name="T14"> создаёт неопределённость. </text:span><text:span text:style-name="T18">В дополнение к этому, данная формулировка не соответствует требованию к актуальности, т. к. при просмотре скриншотов, предоставленных в документации, становится очевидно, что в конечном итоге был выбран розовый цвет интерфейса и шрифт по умолчанию в браузере. Требования к внешнему виду нужно синхронизировать с разработанным программным продуктом.</text:span></text:p>
      <text:p text:style-name="P34"><text:span text:style-name="T18"/></text:p>
      <text:p text:style-name="P35"><text:span text:style-name="T18">Формулировка «Интерфейс веб-страницы </text:span><text:span text:style-name="T19">должен</text:span><text:span text:style-name="T18"> следовать стандартам человеко-машинного взаимодействия» в пункте «1.2 Требования к веб-интерфейсу программы» не соответствует требованию к однозначности. </text:span><text:span text:style-name="T15">«</text:span><text:span text:style-name="T19">Стандарты человеко-машинного взаимодействия</text:span><text:span text:style-name="T15">» не име</text:span><text:span text:style-name="T19">ю</text:span><text:span text:style-name="T15">т единой интерпретации. </text:span><text:span text:style-name="T19">Следует либо дополнить, либо убрать данное предложение</text:span><text:span text:style-name="T15">.</text:span></text:p>
      <text:p text:style-name="P35"><text:span text:style-name="T15"/></text:p>
      <text:p text:style-name="P35"><text:span text:style-name="T18">Формулировка «расположение элементов должно оставаться удобным и понятным при просмотре с устройств с различными дисплеями» в пункте «1.2 Требования к веб-интерфейсу программы» не соответствует требованию к однозначности. </text:span><text:span text:style-name="T15">Слов</text:span><text:span text:style-name="T19">а </text:span><text:span text:style-name="T15">«удобно» </text:span><text:span text:style-name="T19">и «понятно» </text:span><text:span text:style-name="T15">не име</text:span><text:span text:style-name="T19">ю</text:span><text:span text:style-name="T15">т единой </text:span><text:soft-page-break/><text:span text:style-name="T15">интерпретации и описываем</text:span><text:span text:style-name="T19">ы</text:span><text:span text:style-name="T15">е им</text:span><text:span text:style-name="T19">и</text:span><text:span text:style-name="T15"> качеств</text:span><text:span text:style-name="T19">а</text:span><text:span text:style-name="T15"> трудно оценивается. </text:span><text:span text:style-name="T19">Стоит либо конкретизировать требования к внешнему виду сайта, либо убрать данное предложение</text:span><text:span text:style-name="T15">.</text:span></text:p>
      <text:p text:style-name="P35"><text:span text:style-name="T15"/></text:p>
      <text:p text:style-name="P36"><text:span text:style-name="T15">Термин «</text:span><text:span text:style-name="T20">MVC-архитектура</text:span><text:span text:style-name="T15">» в пункте «</text:span><text:span text:style-name="T20">3</text:span><text:span text:style-name="T15">. </text:span><text:bookmark-start text:name="_Toc153784777"/><text:span text:style-name="T15">Структура программы</text:span><text:bookmark-end text:name="_Toc153784777"/><text:span text:style-name="T15">» не соответствует требованию к однозначности. У данного термина нет расшифровки. Раздел «Термины, определения и сокращения» стоит дополнить следующим текстом: «</text:span><text:span text:style-name="T20">MVC-архитектура (Model View Controller)</text:span><text:span text:style-name="T15"> — разделени</text:span><text:span text:style-name="T20">е</text:span><text:span text:style-name="T15"> данных приложения и управляющей логики на три отдельных компонента: модель, представление и контроллер — таким образом, что модификация каждого компонента может осуществляться независимо».</text:span></text:p>
      <text:p text:style-name="P36"><text:span text:style-name="T15"/></text:p>
      <text:p text:style-name="P37"><text:span text:style-name="T21">Выводы</text:span></text:p>
      <text:p text:style-name="P38"><text:span text:style-name="T9">В </text:span><text:span text:style-name="T8">ходе проведённой лабораторной работы </text:span><text:span text:style-name="T22">были изучены критерии качества тестирования документации, а также была проведена проверка отчёта по курсовой работе </text:span><text:span text:style-name="T23">по дисциплине «Разработка Java-приложений управления телекоммуникациями» </text:span><text:span text:style-name="T22">на наличие несоответствий данным критериям.</text:span></text:p>
      <text:p text:style-name="P38"><text:span text:style-name="T22"/></text:p>
      <text:p text:style-name="P39">Список использованных источников</text:p>
      <text:list text:style-name="Numbering_20_123">
        <text:list-item>
          <text:p text:style-name="P40"><text:span text:style-name="T13">Определение RFM-анализа. </text:span><text:a xlink:type="simple" xlink:href="https://developers.sber.ru/help/business-development/rfm-analysis-of-customers" text:style-name="Internet_20_link" text:visited-style-name="Visited_20_Internet_20_Link"><text:span text:style-name="T13">https://developers.sber.ru/help/business-development/rfm-analysis-of-customers</text:span></text:a></text:p>
        </text:list-item>
        <text:list-item>
          <text:p text:style-name="P40"><text:span text:style-name="T13">Определение Jakarta EE. </text:span><text:a xlink:type="simple" xlink:href="https://ru.wikipedia.org/wiki/Jakarta_EE" text:style-name="Internet_20_link" text:visited-style-name="Visited_20_Internet_20_Link"><text:span text:style-name="T13">https://ru.wikipedia.org/wiki/Jakarta_EE</text:span></text:a></text:p>
        </text:list-item>
        <text:list-item>
          <text:p text:style-name="P41"><text:span text:style-name="T13">Определение MVC. </text:span><text:a xlink:type="simple" xlink:href="https://ru.wikipedia.org/wiki/Model-View-Controller" text:style-name="Internet_20_link" text:visited-style-name="Visited_20_Internet_20_Link"><text:span text:style-name="T13">https://ru.wikipedia.org/wiki/Model-View-Controller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5-02-22T01:01:22.457941048</dc:date>
    <meta:editing-cycles>83</meta:editing-cycles>
    <meta:editing-duration>P1DT17H56M20S</meta:editing-duration>
    <meta:generator>LibreOffice/24.8.4.2$Linux_X86_64 LibreOffice_project/480$Build-2</meta:generator>
    <meta:document-statistic meta:table-count="0" meta:image-count="0" meta:object-count="0" meta:page-count="6" meta:paragraph-count="54" meta:word-count="816" meta:character-count="7104" meta:non-whitespace-character-count="632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